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012cm" fo:padding-bottom="0.012cm" fo:padding-left="0.012cm" fo:padding-right="0.012cm"/>
    </style:style>
    <style:style style:name="gr8" style:family="graphic" style:parent-style-name="standard">
      <style:graphic-properties svg:stroke-width="0cm" draw:marker-start-width="0.2cm" draw:marker-end-width="0.2cm" draw:textarea-horizontal-align="center" draw:textarea-vertical-align="middle"/>
    </style:style>
    <style:style style:name="gr9" style:family="graphic" style:parent-style-name="_5f_attributes">
      <style:graphic-properties fo:min-height="2.381cm"/>
    </style:style>
    <style:style style:name="gr10" style:family="graphic" style:parent-style-name="_5f_entity">
      <style:graphic-properties fo:min-height="0.447cm"/>
    </style:style>
    <style:style style:name="gr11" style:family="graphic" style:parent-style-name="standard">
      <style:graphic-properties svg:stroke-width="0.025cm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_5f_attributes-ext">
      <style:graphic-properties draw:auto-grow-height="false" draw:auto-grow-width="true" fo:min-width="0.61cm"/>
    </style:style>
    <style:style style:name="gr13" style:family="graphic" style:parent-style-name="standard">
      <style:graphic-properties draw:stroke="dash" draw:stroke-dash="Ultrafine_20_Dashed" svg:stroke-width="0.076cm" draw:marker-start-width="0.276cm" draw:marker-end-width="0.276cm" draw:textarea-horizontal-align="center" draw:textarea-vertical-align="middle" fo:padding-top="0.037cm" fo:padding-bottom="0.037cm" fo:padding-left="0.037cm" fo:padding-right="0.037cm"/>
    </style:style>
    <style:style style:name="gr14" style:family="graphic" style:parent-style-name="_5f_attributes">
      <style:graphic-properties fo:min-height="1.27cm"/>
    </style:style>
    <style:style style:name="gr15" style:family="graphic" style:parent-style-name="standard">
      <style:graphic-properties draw:stroke="dash" draw:stroke-dash="Ultrafine_20_Dashed" svg:stroke-width="0.076cm" draw:marker-start-width="0.381cm" draw:marker-end-width="0.381cm" draw:textarea-horizontal-align="center" draw:textarea-vertical-align="middle" fo:padding-top="0.037cm" fo:padding-bottom="0.037cm" fo:padding-left="0.037cm" fo:padding-right="0.037cm"/>
    </style:style>
    <style:style style:name="gr16" style:family="graphic" style:parent-style-name="_5f_attributes-ext">
      <style:graphic-properties draw:textarea-horizontal-align="center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_5f_attributes">
      <style:graphic-properties fo:min-height="1.429cm"/>
    </style:style>
    <style:style style:name="gr19" style:family="graphic" style:parent-style-name="_5f_attributes">
      <style:graphic-properties fo:min-height="1.111cm"/>
    </style:style>
    <style:style style:name="gr20" style:family="graphic" style:parent-style-name="_5f_entity">
      <style:graphic-properties fo:min-height="0.358cm"/>
    </style:style>
    <style:style style:name="gr21" style:family="graphic" style:parent-style-name="_5f_attributes">
      <style:graphic-properties fo:min-height="1.586cm"/>
    </style:style>
    <style:style style:name="gr22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_5f_attributes-ext">
      <style:graphic-properties draw:auto-grow-height="false" draw:auto-grow-width="true" fo:min-height="0.601cm" fo:min-width="0.483cm"/>
    </style:style>
    <style:style style:name="gr29" style:family="graphic" style:parent-style-name="standard">
      <style:graphic-properties svg:stroke-width="0.025cm" draw:marker-start-width="0.051cm" draw:marker-end="Arrow" draw:marker-end-width="0.102cm" draw:textarea-horizontal-align="center" draw:textarea-vertical-align="middle" fo:padding-top="0.012cm" fo:padding-bottom="0.012cm" fo:padding-left="0.012cm" fo:padding-right="0.012cm"/>
    </style:style>
    <style:style style:name="gr30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dash" draw:stroke-dash="Ultrafine_20_Dashed" svg:stroke-width="0.076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00b8ff" draw:secondary-fill-color="#99ccff" draw:fill-gradient-name="Gradient_20_8" draw:gradient-step-count="0" draw:fill-hatch-name="Hatch_20_2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37cm" fo:padding-bottom="0.037cm" fo:padding-left="0.037cm" fo:padding-right="0.037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24pt" style:language-asian="none" style:country-asian="none" style:font-style-asian="normal" style:font-weight-asian="normal" style:font-family-complex="Tahoma, Lucidasans, 'Lucida Sans', 'Arial Unicode MS'" style:font-pitch-complex="variable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  <style:text-properties fo:font-family="'Nimbus Sans L'" style:font-pitch="variable"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13.176cm" svg:y1="12.066cm" svg:x2="12.859cm" svg:y2="12.383cm">
            <text:p text:style-name="P3"/>
          </draw:line>
          <draw:line draw:style-name="gr2" draw:text-style-name="P1" draw:layer="layout" svg:x1="13.176cm" svg:y1="12.066cm" svg:x2="12.859cm" svg:y2="11.749cm">
            <text:p text:style-name="P3"/>
          </draw:line>
          <draw:line draw:style-name="gr3" draw:text-style-name="P1" draw:layer="layout" svg:x1="13.176cm" svg:y1="12.064cm" svg:x2="12.859cm" svg:y2="12.064cm">
            <text:p text:style-name="P3"/>
          </draw:line>
        </draw:g>
        <draw:g>
          <draw:line draw:style-name="gr4" draw:text-style-name="P1" draw:layer="layout" svg:x1="19.049cm" svg:y1="9.683cm" svg:x2="19.366cm" svg:y2="9.366cm">
            <text:p text:style-name="P3"/>
          </draw:line>
          <draw:line draw:style-name="gr5" draw:text-style-name="P1" draw:layer="layout" svg:x1="19.049cm" svg:y1="9.683cm" svg:x2="18.732cm" svg:y2="9.366cm">
            <text:p text:style-name="P3"/>
          </draw:line>
          <draw:line draw:style-name="gr6" draw:text-style-name="P1" draw:layer="layout" svg:x1="19.049cm" svg:y1="9.683cm" svg:x2="19.049cm" svg:y2="9.366cm">
            <text:p text:style-name="P3"/>
          </draw:line>
        </draw:g>
        <draw:g>
          <draw:rect draw:style-name="gr7" draw:text-style-name="P2" draw:layer="layout" svg:width="3.175cm" svg:height="1.747cm" svg:x="5.397cm" svg:y="11.586cm">
            <text:p text:style-name="P3"/>
          </draw:rect>
          <draw:line draw:style-name="gr8" draw:text-style-name="P2" draw:layer="layout" svg:x1="5.397cm" svg:y1="12.062cm" svg:x2="8.572cm" svg:y2="12.062cm">
            <text:p text:style-name="P3"/>
          </draw:line>
          <draw:frame draw:style-name="_5f_attributes" draw:layer="layout" svg:width="2.868cm" svg:height="1.12cm" svg:x="5.556cm" svg:y="12.062cm">
            <draw:text-box>
              <text:p text:style-name="P3"><text:span text:style-name="T1">byway type code</text:span></text:p>
              <text:p text:style-name="P3">text</text:p>
              <text:p text:style-name="P3">last modified</text:p>
            </draw:text-box>
          </draw:frame>
          <draw:frame draw:style-name="_5f_entity" draw:layer="layout" svg:width="1.924cm" svg:height="0.374cm" svg:x="5.556cm" svg:y="11.628cm">
            <draw:text-box>
              <text:p text:style-name="P3">Byway Type</text:p>
            </draw:text-box>
          </draw:frame>
        </draw:g>
        <draw:g>
          <draw:rect draw:style-name="gr7" draw:text-style-name="P2" draw:layer="layout" svg:width="3.017cm" svg:height="5.397cm" svg:x="9.841cm" svg:y="10.16cm">
            <text:p text:style-name="P3"/>
          </draw:rect>
          <draw:line draw:style-name="gr8" draw:text-style-name="P2" draw:layer="layout" svg:x1="9.842cm" svg:y1="10.636cm" svg:x2="12.858cm" svg:y2="10.635cm">
            <text:p text:style-name="P3"/>
          </draw:line>
          <draw:frame draw:style-name="gr9" draw:text-style-name="P3" draw:layer="layout" svg:width="2.857cm" svg:height="4.85cm" svg:x="10.001cm" svg:y="10.636cm">
            <draw:text-box>
              <text:p text:style-name="P3"><text:span text:style-name="T1">segment id</text:span></text:p>
              <text:p text:style-name="P3"><text:span text:style-name="T1">segment version</text:span></text:p>
              <text:p text:style-name="P3">deleted?</text:p>
              <text:p text:style-name="P3">name</text:p>
              <text:p text:style-name="P3">name2</text:p>
              <text:p text:style-name="P3">paved?</text:p>
              <text:p text:style-name="P3">bike lanes?</text:p>
              <text:p text:style-name="P3">one way dir</text:p>
              <text:p text:style-name="P3">speed limit</text:p>
              <text:p text:style-name="P3">lane count</text:p>
              <text:p text:style-name="P3">outside lane width</text:p>
              <text:p text:style-name="P3">shoulder width</text:p>
              <text:p text:style-name="P3">geometry</text:p>
            </draw:text-box>
          </draw:frame>
          <draw:frame draw:style-name="gr10" draw:text-style-name="P3" draw:layer="layout" svg:width="2.698cm" svg:height="0.447cm" svg:x="10.001cm" svg:y="10.174cm">
            <draw:text-box>
              <text:p text:style-name="P3">Byway Segment</text:p>
            </draw:text-box>
          </draw:frame>
        </draw:g>
        <draw:line draw:style-name="gr11" draw:text-style-name="P2" draw:layer="layout" svg:x1="11.747cm" svg:y1="16.508cm" svg:x2="11.747cm" svg:y2="15.874cm">
          <text:p text:style-name="P3"/>
        </draw:line>
        <draw:g>
          <draw:line draw:style-name="gr11" draw:text-style-name="P2" draw:layer="layout" svg:x1="11.748cm" svg:y1="15.874cm" svg:x2="12.065cm" svg:y2="15.557cm">
            <text:p text:style-name="P3"/>
          </draw:line>
          <draw:line draw:style-name="gr11" draw:text-style-name="P2" draw:layer="layout" svg:x1="11.748cm" svg:y1="15.874cm" svg:x2="11.431cm" svg:y2="15.557cm">
            <text:p text:style-name="P3"/>
          </draw:line>
          <draw:line draw:style-name="gr11" draw:text-style-name="P2" draw:layer="layout" svg:x1="11.748cm" svg:y1="15.874cm" svg:x2="11.748cm" svg:y2="15.557cm">
            <text:p text:style-name="P3"/>
          </draw:line>
        </draw:g>
        <draw:g>
          <draw:rect draw:style-name="gr7" draw:text-style-name="P2" draw:layer="layout" svg:width="2.381cm" svg:height="1.744cm" svg:x="10.16cm" svg:y="16.511cm">
            <text:p text:style-name="P3"/>
          </draw:rect>
          <draw:line draw:style-name="gr8" draw:text-style-name="P2" draw:layer="layout" svg:x1="10.16cm" svg:y1="16.986cm" svg:x2="12.541cm" svg:y2="16.985cm">
            <text:p text:style-name="P3"/>
          </draw:line>
          <draw:frame draw:style-name="_5f_attributes" draw:layer="layout" svg:width="2.064cm" svg:height="1.12cm" svg:x="10.318cm" svg:y="16.986cm">
            <draw:text-box>
              <text:p text:style-name="P3"><text:span text:style-name="T1">node id</text:span></text:p>
              <text:p text:style-name="P3">geometry</text:p>
              <text:p text:style-name="P3">last modified</text:p>
            </draw:text-box>
          </draw:frame>
          <draw:frame draw:style-name="_5f_entity" draw:layer="layout" svg:width="2.053cm" svg:height="0.374cm" svg:x="10.318cm" svg:y="16.562cm">
            <draw:text-box>
              <text:p text:style-name="P3">Byway Node</text:p>
            </draw:text-box>
          </draw:frame>
        </draw:g>
        <draw:line draw:style-name="gr11" draw:text-style-name="P2" draw:layer="layout" svg:x1="10.794cm" svg:y1="16.508cm" svg:x2="10.794cm" svg:y2="15.874cm">
          <text:p text:style-name="P3"/>
        </draw:line>
        <draw:g>
          <draw:line draw:style-name="gr11" draw:text-style-name="P2" draw:layer="layout" svg:x1="10.795cm" svg:y1="15.874cm" svg:x2="11.112cm" svg:y2="15.557cm">
            <text:p text:style-name="P3"/>
          </draw:line>
          <draw:line draw:style-name="gr11" draw:text-style-name="P2" draw:layer="layout" svg:x1="10.795cm" svg:y1="15.874cm" svg:x2="10.478cm" svg:y2="15.557cm">
            <text:p text:style-name="P3"/>
          </draw:line>
          <draw:line draw:style-name="gr11" draw:text-style-name="P2" draw:layer="layout" svg:x1="10.795cm" svg:y1="15.874cm" svg:x2="10.795cm" svg:y2="15.557cm">
            <text:p text:style-name="P3"/>
          </draw:line>
        </draw:g>
        <draw:frame draw:style-name="gr12" draw:text-style-name="P3" draw:layer="layout" svg:width="0.61cm" svg:height="0.635cm" svg:x="10.953cm" svg:y="15.557cm">
          <draw:text-box>
            <text:p text:style-name="P3">start</text:p>
          </draw:text-box>
        </draw:frame>
        <draw:g>
          <draw:rect draw:style-name="gr7" draw:text-style-name="P2" draw:layer="layout" svg:width="1.746cm" svg:height="2.381cm" svg:x="18.255cm" svg:y="10.953cm">
            <text:p text:style-name="P3"/>
          </draw:rect>
          <draw:line draw:style-name="gr8" draw:text-style-name="P2" draw:layer="layout" svg:x1="18.255cm" svg:y1="11.429cm" svg:x2="20.001cm" svg:y2="11.429cm">
            <text:p text:style-name="P3"/>
          </draw:line>
          <draw:frame draw:style-name="_5f_attributes" draw:layer="layout" svg:width="1.543cm" svg:height="1.866cm" svg:x="18.413cm" svg:y="11.429cm">
            <draw:text-box>
              <text:p text:style-name="P3"><text:span text:style-name="T1">revision id</text:span></text:p>
              <text:p text:style-name="P3">timestamp</text:p>
              <text:p text:style-name="P3">host</text:p>
              <text:p text:style-name="P3">username</text:p>
              <text:p text:style-name="P3">comment</text:p>
            </draw:text-box>
          </draw:frame>
          <draw:frame draw:style-name="_5f_entity" draw:layer="layout" svg:width="1.467cm" svg:height="0.374cm" svg:x="18.413cm" svg:y="10.995cm">
            <draw:text-box>
              <text:p text:style-name="P3">Revision</text:p>
            </draw:text-box>
          </draw:frame>
        </draw:g>
        <draw:line draw:style-name="gr13" draw:text-style-name="P2" draw:layer="layout" svg:x1="18.255cm" svg:y1="12.064cm" svg:x2="13.176cm" svg:y2="12.064cm">
          <text:p text:style-name="P3"/>
        </draw:line>
        <draw:g>
          <draw:rect draw:style-name="gr7" draw:text-style-name="P2" draw:layer="layout" svg:width="3.175cm" svg:height="2.063cm" svg:x="5.397cm" svg:y="14.763cm">
            <text:p text:style-name="P3"/>
          </draw:rect>
          <draw:line draw:style-name="gr8" draw:text-style-name="P2" draw:layer="layout" svg:x1="5.397cm" svg:y1="15.239cm" svg:x2="8.572cm" svg:y2="15.239cm">
            <text:p text:style-name="P3"/>
          </draw:line>
          <draw:frame draw:style-name="_5f_attributes" draw:layer="layout" svg:width="2.868cm" svg:height="1.493cm" svg:x="5.556cm" svg:y="15.239cm">
            <draw:text-box>
              <text:p text:style-name="P3"><text:span text:style-name="T1">draw class code</text:span></text:p>
              <text:p text:style-name="P3">text</text:p>
              <text:p text:style-name="P3">color</text:p>
              <text:p text:style-name="P3">last modified</text:p>
            </draw:text-box>
          </draw:frame>
          <draw:frame draw:style-name="_5f_entity" draw:layer="layout" svg:width="1.924cm" svg:height="0.374cm" svg:x="5.556cm" svg:y="14.805cm">
            <draw:text-box>
              <text:p text:style-name="P3">Draw Class</text:p>
            </draw:text-box>
          </draw:frame>
        </draw:g>
        <draw:g>
          <draw:rect draw:style-name="gr7" draw:text-style-name="P2" draw:layer="layout" svg:width="2.223cm" svg:height="2.063cm" svg:x="5.873cm" svg:y="17.938cm">
            <text:p text:style-name="P3"/>
          </draw:rect>
          <draw:line draw:style-name="gr8" draw:text-style-name="P2" draw:layer="layout" svg:x1="5.873cm" svg:y1="18.414cm" svg:x2="8.096cm" svg:y2="18.414cm">
            <text:p text:style-name="P3"/>
          </draw:line>
          <draw:frame draw:style-name="_5f_attributes" draw:layer="layout" svg:width="1.906cm" svg:height="1.493cm" svg:x="6.031cm" svg:y="18.414cm">
            <draw:text-box>
              <text:p text:style-name="P3"><text:span text:style-name="T1">zoom</text:span></text:p>
              <text:p text:style-name="P3">width</text:p>
              <text:p text:style-name="P3">label?</text:p>
              <text:p text:style-name="P3">last modified</text:p>
            </draw:text-box>
          </draw:frame>
          <draw:frame draw:style-name="_5f_entity" draw:layer="layout" svg:width="2.065cm" svg:height="0.374cm" svg:x="6.031cm" svg:y="17.98cm">
            <draw:text-box>
              <text:p text:style-name="P3">Draw Param</text:p>
            </draw:text-box>
          </draw:frame>
        </draw:g>
        <draw:line draw:style-name="gr11" draw:text-style-name="P2" draw:layer="layout" svg:x1="6.983cm" svg:y1="16.826cm" svg:x2="6.983cm" svg:y2="17.619cm">
          <text:p text:style-name="P3"/>
        </draw:line>
        <draw:g>
          <draw:line draw:style-name="gr11" draw:text-style-name="P2" draw:layer="layout" svg:x1="6.984cm" svg:y1="17.619cm" svg:x2="7.301cm" svg:y2="17.936cm">
            <text:p text:style-name="P3"/>
          </draw:line>
          <draw:line draw:style-name="gr11" draw:text-style-name="P2" draw:layer="layout" svg:x1="6.984cm" svg:y1="17.619cm" svg:x2="6.667cm" svg:y2="17.936cm">
            <text:p text:style-name="P3"/>
          </draw:line>
          <draw:line draw:style-name="gr11" draw:text-style-name="P2" draw:layer="layout" svg:x1="6.984cm" svg:y1="17.619cm" svg:x2="6.984cm" svg:y2="17.936cm">
            <text:p text:style-name="P3"/>
          </draw:line>
        </draw:g>
        <draw:line draw:style-name="gr11" draw:text-style-name="P2" draw:layer="layout" svg:x1="6.983cm" svg:y1="14.763cm" svg:x2="6.983cm" svg:y2="13.652cm">
          <text:p text:style-name="P3"/>
        </draw:line>
        <draw:g>
          <draw:line draw:style-name="gr11" draw:text-style-name="P2" draw:layer="layout" svg:x1="6.984cm" svg:y1="13.652cm" svg:x2="7.301cm" svg:y2="13.335cm">
            <text:p text:style-name="P3"/>
          </draw:line>
          <draw:line draw:style-name="gr11" draw:text-style-name="P2" draw:layer="layout" svg:x1="6.984cm" svg:y1="13.652cm" svg:x2="6.667cm" svg:y2="13.335cm">
            <text:p text:style-name="P3"/>
          </draw:line>
          <draw:line draw:style-name="gr11" draw:text-style-name="P2" draw:layer="layout" svg:x1="6.984cm" svg:y1="13.652cm" svg:x2="6.984cm" svg:y2="13.335cm">
            <text:p text:style-name="P3"/>
          </draw:line>
        </draw:g>
        <draw:line draw:style-name="gr13" draw:text-style-name="P2" draw:layer="layout" svg:x1="19.049cm" svg:y1="10.954cm" svg:x2="19.049cm" svg:y2="9.685cm">
          <text:p text:style-name="P3"/>
        </draw:line>
        <draw:line draw:style-name="gr11" draw:text-style-name="P2" draw:layer="layout" svg:x1="6.826cm" svg:y1="17.619cm" svg:x2="7.144cm" svg:y2="17.619cm">
          <text:p text:style-name="P3"/>
        </draw:line>
        <draw:g>
          <draw:g>
            <draw:rect draw:style-name="gr7" draw:text-style-name="P2" draw:layer="layout" svg:width="2.541cm" svg:height="1.429cm" svg:x="10.001cm" svg:y="7.62cm">
              <text:p text:style-name="P3"/>
            </draw:rect>
            <draw:line draw:style-name="gr8" draw:text-style-name="P2" draw:layer="layout" svg:x1="10.001cm" svg:y1="8.096cm" svg:x2="12.542cm" svg:y2="8.096cm">
              <text:p text:style-name="P3"/>
            </draw:line>
          </draw:g>
          <draw:frame draw:style-name="_5f_attributes" draw:layer="layout" svg:width="2.222cm" svg:height="0.747cm" svg:x="10.16cm" svg:y="8.096cm">
            <draw:text-box>
              <text:p text:style-name="P3"><text:span text:style-name="T2">value</text:span></text:p>
              <text:p text:style-name="P3"><text:span text:style-name="T2">last modified</text:span></text:p>
            </draw:text-box>
          </draw:frame>
          <draw:frame draw:style-name="_5f_entity" draw:layer="layout" svg:width="2.223cm" svg:height="0.374cm" svg:x="10.16cm" svg:y="7.662cm">
            <draw:text-box>
              <text:p text:style-name="P3">Byway Rating</text:p>
            </draw:text-box>
          </draw:frame>
        </draw:g>
        <draw:line draw:style-name="gr11" draw:text-style-name="P2" draw:layer="layout" svg:x1="11.271cm" svg:y1="9.842cm" svg:x2="11.271cm" svg:y2="9.367cm">
          <text:p text:style-name="P3"/>
        </draw:line>
        <draw:g>
          <draw:line draw:style-name="gr11" draw:text-style-name="P2" draw:layer="layout" svg:x1="11.271cm" svg:y1="9.366cm" svg:x2="11.588cm" svg:y2="9.049cm">
            <text:p text:style-name="P3"/>
          </draw:line>
          <draw:line draw:style-name="gr11" draw:text-style-name="P2" draw:layer="layout" svg:x1="11.271cm" svg:y1="9.366cm" svg:x2="10.954cm" svg:y2="9.049cm">
            <text:p text:style-name="P3"/>
          </draw:line>
          <draw:line draw:style-name="gr11" draw:text-style-name="P2" draw:layer="layout" svg:x1="11.271cm" svg:y1="9.366cm" svg:x2="11.271cm" svg:y2="9.049cm">
            <text:p text:style-name="P3"/>
          </draw:line>
        </draw:g>
        <draw:line draw:style-name="gr11" draw:text-style-name="P2" draw:layer="layout" svg:x1="8.572cm" svg:y1="12.38cm" svg:x2="9.524cm" svg:y2="12.38cm">
          <text:p text:style-name="P3"/>
        </draw:line>
        <draw:g>
          <draw:line draw:style-name="gr11" draw:text-style-name="P2" draw:layer="layout" svg:x1="9.524cm" svg:y1="12.381cm" svg:x2="9.841cm" svg:y2="12.698cm">
            <text:p text:style-name="P3"/>
          </draw:line>
          <draw:line draw:style-name="gr11" draw:text-style-name="P2" draw:layer="layout" svg:x1="9.524cm" svg:y1="12.381cm" svg:x2="9.841cm" svg:y2="12.064cm">
            <text:p text:style-name="P3"/>
          </draw:line>
          <draw:line draw:style-name="gr11" draw:text-style-name="P2" draw:layer="layout" svg:x1="9.524cm" svg:y1="12.381cm" svg:x2="9.841cm" svg:y2="12.381cm">
            <text:p text:style-name="P3"/>
          </draw:line>
        </draw:g>
        <draw:line draw:style-name="gr11" draw:text-style-name="P2" draw:layer="layout" svg:x1="11.111cm" svg:y1="9.366cm" svg:x2="11.429cm" svg:y2="9.366cm">
          <text:p text:style-name="P3"/>
        </draw:line>
        <draw:g>
          <draw:g>
            <draw:rect draw:style-name="gr7" draw:text-style-name="P2" draw:layer="layout" svg:width="2.858cm" svg:height="2.856cm" svg:x="9.841cm" svg:y="3.652cm">
              <text:p text:style-name="P3"/>
            </draw:rect>
            <draw:line draw:style-name="gr8" draw:text-style-name="P2" draw:layer="layout" svg:x1="9.842cm" svg:y1="4.113cm" svg:x2="12.699cm" svg:y2="4.113cm">
              <text:p text:style-name="P3"/>
            </draw:line>
          </draw:g>
          <draw:frame draw:style-name="gr14" draw:text-style-name="P3" draw:layer="layout" svg:width="2.699cm" svg:height="2.239cm" svg:x="10cm" svg:y="4.128cm">
            <draw:text-box>
              <text:p text:style-name="P3"><text:span text:style-name="T1">username</text:span></text:p>
              <text:p text:style-name="P3"><text:span text:style-name="T2">password</text:span></text:p>
              <text:p text:style-name="P3"><text:span text:style-name="T2">email address</text:span></text:p>
              <text:p text:style-name="P3">login permitted?</text:p>
              <text:p text:style-name="P3">last modified</text:p>
              <text:p text:style-name="P3">created</text:p>
            </draw:text-box>
          </draw:frame>
          <draw:frame draw:style-name="gr10" draw:text-style-name="P3" draw:layer="layout" svg:width="2.698cm" svg:height="0.447cm" svg:x="10.001cm" svg:y="3.666cm">
            <draw:text-box>
              <text:p text:style-name="P3">User</text:p>
            </draw:text-box>
          </draw:frame>
        </draw:g>
        <draw:line draw:style-name="gr11" draw:text-style-name="P2" draw:layer="layout" svg:x1="11.11cm" svg:y1="7.303cm" svg:x2="11.428cm" svg:y2="7.303cm">
          <text:p text:style-name="P3"/>
        </draw:line>
        <draw:line draw:style-name="gr11" draw:text-style-name="P2" draw:layer="layout" svg:x1="11.27cm" svg:y1="6.509cm" svg:x2="11.27cm" svg:y2="7.302cm">
          <text:p text:style-name="P3"/>
        </draw:line>
        <draw:g>
          <draw:line draw:style-name="gr11" draw:text-style-name="P2" draw:layer="layout" svg:x1="11.27cm" svg:y1="7.302cm" svg:x2="11.587cm" svg:y2="7.619cm">
            <text:p text:style-name="P3"/>
          </draw:line>
          <draw:line draw:style-name="gr11" draw:text-style-name="P2" draw:layer="layout" svg:x1="11.27cm" svg:y1="7.302cm" svg:x2="10.953cm" svg:y2="7.619cm">
            <text:p text:style-name="P3"/>
          </draw:line>
          <draw:line draw:style-name="gr11" draw:text-style-name="P2" draw:layer="layout" svg:x1="11.27cm" svg:y1="7.302cm" svg:x2="11.27cm" svg:y2="7.619cm">
            <text:p text:style-name="P3"/>
          </draw:line>
        </draw:g>
        <draw:line draw:style-name="gr11" draw:text-style-name="P2" draw:layer="layout" svg:x1="26.51cm" svg:y1="3.333cm" svg:x2="23.944cm" svg:y2="3.333cm">
          <text:p text:style-name="P3"/>
        </draw:line>
        <draw:g>
          <draw:line draw:style-name="gr11" draw:text-style-name="P2" draw:layer="layout" svg:x1="23.971cm" svg:y1="3.333cm" svg:x2="23.654cm" svg:y2="3.65cm">
            <text:p text:style-name="P3"/>
          </draw:line>
          <draw:line draw:style-name="gr11" draw:text-style-name="P2" draw:layer="layout" svg:x1="23.971cm" svg:y1="3.333cm" svg:x2="23.654cm" svg:y2="3.016cm">
            <text:p text:style-name="P3"/>
          </draw:line>
          <draw:line draw:style-name="gr11" draw:text-style-name="P2" draw:layer="layout" svg:x1="23.971cm" svg:y1="3.333cm" svg:x2="23.654cm" svg:y2="3.333cm">
            <text:p text:style-name="P3"/>
          </draw:line>
        </draw:g>
        <draw:line draw:style-name="gr11" draw:text-style-name="P2" draw:layer="layout" svg:x1="26.51cm" svg:y1="4.125cm" svg:x2="23.971cm" svg:y2="4.125cm">
          <text:p text:style-name="P3"/>
        </draw:line>
        <draw:g>
          <draw:line draw:style-name="gr11" draw:text-style-name="P2" draw:layer="layout" svg:x1="23.97cm" svg:y1="4.127cm" svg:x2="23.653cm" svg:y2="4.444cm">
            <text:p text:style-name="P3"/>
          </draw:line>
          <draw:line draw:style-name="gr11" draw:text-style-name="P2" draw:layer="layout" svg:x1="23.97cm" svg:y1="4.127cm" svg:x2="23.653cm" svg:y2="3.81cm">
            <text:p text:style-name="P3"/>
          </draw:line>
          <draw:line draw:style-name="gr11" draw:text-style-name="P2" draw:layer="layout" svg:x1="23.97cm" svg:y1="4.125cm" svg:x2="23.653cm" svg:y2="4.125cm">
            <text:p text:style-name="P3"/>
          </draw:line>
        </draw:g>
        <draw:frame draw:style-name="_5f_attributes-ext" draw:layer="layout" svg:width="2.064cm" svg:height="0.331cm" svg:x="24.13cm" svg:y="3.014cm">
          <draw:text-box>
            <text:p text:style-name="P3">valid starting</text:p>
          </draw:text-box>
        </draw:frame>
        <draw:frame draw:style-name="_5f_attributes-ext" draw:layer="layout" svg:width="2.064cm" svg:height="0.331cm" svg:x="24.129cm" svg:y="3.808cm">
          <draw:text-box>
            <text:p text:style-name="P3">valid before</text:p>
          </draw:text-box>
        </draw:frame>
        <draw:line draw:style-name="gr15" draw:text-style-name="P2" draw:layer="layout" svg:x1="26.51cm" svg:y1="1.745cm" svg:x2="23.972cm" svg:y2="1.745cm">
          <text:p text:style-name="P3"/>
        </draw:line>
        <draw:g>
          <draw:line draw:style-name="gr15" draw:text-style-name="P2" draw:layer="layout" svg:x1="23.972cm" svg:y1="1.746cm" svg:x2="23.655cm" svg:y2="2.063cm">
            <text:p text:style-name="P3"/>
          </draw:line>
          <draw:line draw:style-name="gr15" draw:text-style-name="P2" draw:layer="layout" svg:x1="23.972cm" svg:y1="1.746cm" svg:x2="23.655cm" svg:y2="1.429cm">
            <text:p text:style-name="P3"/>
          </draw:line>
          <draw:line draw:style-name="gr15" draw:text-style-name="P2" draw:layer="layout" svg:x1="23.972cm" svg:y1="1.744cm" svg:x2="23.655cm" svg:y2="1.744cm">
            <text:p text:style-name="P3"/>
          </draw:line>
        </draw:g>
        <draw:frame draw:style-name="gr16" draw:text-style-name="P4" draw:layer="layout" svg:width="3.175cm" svg:height="0.331cm" svg:x="23.494cm" svg:y="2.367cm">
          <draw:text-box>
            <text:p text:style-name="P4">is shorthand for</text:p>
          </draw:text-box>
        </draw:frame>
        <draw:rect draw:style-name="gr17" draw:text-style-name="P5" draw:layer="layout" svg:width="3.175cm" svg:height="0.952cm" svg:x="23.494cm" svg:y="1.27cm">
          <text:p text:style-name="P3"/>
        </draw:rect>
        <draw:rect draw:style-name="gr17" draw:text-style-name="P5" draw:layer="layout" svg:width="3.175cm" svg:height="1.746cm" svg:x="23.495cm" svg:y="2.857cm">
          <text:p text:style-name="P3"/>
        </draw:rect>
        <draw:g>
          <draw:g>
            <draw:rect draw:style-name="gr7" draw:text-style-name="P2" draw:layer="layout" svg:width="3.017cm" svg:height="2.064cm" svg:x="17.621cm" svg:y="7.302cm">
              <text:p text:style-name="P3"/>
            </draw:rect>
            <draw:line draw:style-name="gr8" draw:text-style-name="P2" draw:layer="layout" svg:x1="17.622cm" svg:y1="7.778cm" svg:x2="20.638cm" svg:y2="7.778cm">
              <text:p text:style-name="P3"/>
            </draw:line>
          </draw:g>
          <draw:frame draw:style-name="gr18" draw:text-style-name="P3" draw:layer="layout" svg:width="2.857cm" svg:height="1.493cm" svg:x="17.78cm" svg:y="7.778cm">
            <draw:text-box>
              <text:p text:style-name="P3"><text:span text:style-name="T1">annotation id</text:span></text:p>
              <text:p text:style-name="P3"><text:span text:style-name="T1">annotation version</text:span></text:p>
              <text:p text:style-name="P3">deleted?</text:p>
              <text:p text:style-name="P3">comments</text:p>
            </draw:text-box>
          </draw:frame>
          <draw:frame draw:style-name="gr10" draw:text-style-name="P3" draw:layer="layout" svg:width="2.698cm" svg:height="0.447cm" svg:x="17.781cm" svg:y="7.316cm">
            <draw:text-box>
              <text:p text:style-name="P3">Annotation</text:p>
            </draw:text-box>
          </draw:frame>
        </draw:g>
        <draw:g>
          <draw:rect draw:style-name="gr7" draw:text-style-name="P2" draw:layer="layout" svg:width="2.54cm" svg:height="1.746cm" svg:x="5.238cm" svg:y="4.286cm">
            <text:p text:style-name="P3"/>
          </draw:rect>
          <draw:line draw:style-name="gr8" draw:text-style-name="P2" draw:layer="layout" svg:x1="5.238cm" svg:y1="4.762cm" svg:x2="7.778cm" svg:y2="4.762cm">
            <text:p text:style-name="P3"/>
          </draw:line>
          <draw:frame draw:style-name="gr19" draw:text-style-name="P3" draw:layer="layout" svg:width="2.222cm" svg:height="1.12cm" svg:x="5.397cm" svg:y="4.762cm">
            <draw:text-box>
              <text:p text:style-name="P3"><text:span text:style-name="T1">route id</text:span></text:p>
              <text:p text:style-name="P3">name</text:p>
              <text:p text:style-name="P3">last modified</text:p>
            </draw:text-box>
          </draw:frame>
          <draw:frame draw:style-name="gr20" draw:text-style-name="P3" draw:layer="layout" svg:width="2.222cm" svg:height="0.374cm" svg:x="5.397cm" svg:y="4.336cm">
            <draw:text-box>
              <text:p text:style-name="P3">Route</text:p>
            </draw:text-box>
          </draw:frame>
        </draw:g>
        <draw:line draw:style-name="gr11" draw:text-style-name="P2" draw:layer="layout" svg:x1="9.841cm" svg:y1="5.237cm" svg:x2="8.096cm" svg:y2="5.237cm">
          <text:p text:style-name="P3"/>
        </draw:line>
        <draw:g>
          <draw:line draw:style-name="gr11" draw:text-style-name="P2" draw:layer="layout" svg:x1="8.096cm" svg:y1="5.238cm" svg:x2="7.779cm" svg:y2="5.555cm">
            <text:p text:style-name="P3"/>
          </draw:line>
          <draw:line draw:style-name="gr11" draw:text-style-name="P2" draw:layer="layout" svg:x1="8.096cm" svg:y1="5.238cm" svg:x2="7.779cm" svg:y2="4.921cm">
            <text:p text:style-name="P3"/>
          </draw:line>
          <draw:line draw:style-name="gr11" draw:text-style-name="P2" draw:layer="layout" svg:x1="8.096cm" svg:y1="5.238cm" svg:x2="7.779cm" svg:y2="5.238cm">
            <text:p text:style-name="P3"/>
          </draw:line>
        </draw:g>
        <draw:frame draw:style-name="_5f_attributes-ext" draw:layer="layout" svg:width="0.917cm" svg:height="0.331cm" svg:x="8.131cm" svg:y="4.908cm">
          <draw:text-box>
            <text:p text:style-name="P3">owner</text:p>
          </draw:text-box>
        </draw:frame>
        <draw:g>
          <draw:rect draw:style-name="gr7" draw:text-style-name="P2" draw:layer="layout" svg:width="2.223cm" svg:height="1.746cm" svg:x="5.556cm" svg:y="7.143cm">
            <text:p text:style-name="P3"/>
          </draw:rect>
          <draw:line draw:style-name="gr8" draw:text-style-name="P2" draw:layer="layout" svg:x1="5.557cm" svg:y1="7.619cm" svg:x2="7.779cm" svg:y2="7.619cm">
            <text:p text:style-name="P3"/>
          </draw:line>
          <draw:frame draw:style-name="gr19" draw:text-style-name="P3" draw:layer="layout" svg:width="1.905cm" svg:height="1.12cm" svg:x="5.715cm" svg:y="7.619cm">
            <draw:text-box>
              <text:p text:style-name="P3"><text:span text:style-name="T1">step number</text:span></text:p>
              <text:p text:style-name="P3"><text:span text:style-name="T2">forward?</text:span></text:p>
              <text:p text:style-name="P3">last modified</text:p>
            </draw:text-box>
          </draw:frame>
          <draw:frame draw:style-name="gr20" draw:text-style-name="P3" draw:layer="layout" svg:width="1.904cm" svg:height="0.374cm" svg:x="5.716cm" svg:y="7.193cm">
            <draw:text-box>
              <text:p text:style-name="P3">Route Step</text:p>
            </draw:text-box>
          </draw:frame>
        </draw:g>
        <draw:line draw:style-name="gr11" draw:text-style-name="P2" draw:layer="layout" svg:x1="6.666cm" svg:y1="6.033cm" svg:x2="6.666cm" svg:y2="6.826cm">
          <text:p text:style-name="P3"/>
        </draw:line>
        <draw:g>
          <draw:line draw:style-name="gr11" draw:text-style-name="P2" draw:layer="layout" svg:x1="6.667cm" svg:y1="6.826cm" svg:x2="6.984cm" svg:y2="7.143cm">
            <text:p text:style-name="P3"/>
          </draw:line>
          <draw:line draw:style-name="gr11" draw:text-style-name="P2" draw:layer="layout" svg:x1="6.667cm" svg:y1="6.826cm" svg:x2="6.35cm" svg:y2="7.143cm">
            <text:p text:style-name="P3"/>
          </draw:line>
          <draw:line draw:style-name="gr11" draw:text-style-name="P2" draw:layer="layout" svg:x1="6.667cm" svg:y1="6.826cm" svg:x2="6.667cm" svg:y2="7.143cm">
            <text:p text:style-name="P3"/>
          </draw:line>
        </draw:g>
        <draw:line draw:style-name="gr11" draw:text-style-name="P2" draw:layer="layout" svg:x1="6.509cm" svg:y1="6.826cm" svg:x2="6.827cm" svg:y2="6.826cm">
          <text:p text:style-name="P3"/>
        </draw:line>
        <draw:polyline draw:style-name="gr11" draw:text-style-name="P2" draw:layer="layout" svg:width="3.624cm" svg:height="1.533cm" draw:transform="rotate (2.63893782901493) translate (9.104cm 12.293cm)" svg:viewBox="0 0 3625 1534" draw:points="0,1533 2785,0 3624,1528">
          <text:p text:style-name="P3"/>
        </draw:polyline>
        <draw:g>
          <draw:line draw:style-name="gr11" draw:text-style-name="P2" draw:layer="layout" svg:x1="6.667cm" svg:y1="9.207cm" svg:x2="6.984cm" svg:y2="8.89cm">
            <text:p text:style-name="P3"/>
          </draw:line>
          <draw:line draw:style-name="gr11" draw:text-style-name="P2" draw:layer="layout" svg:x1="6.667cm" svg:y1="9.207cm" svg:x2="6.35cm" svg:y2="8.89cm">
            <text:p text:style-name="P3"/>
          </draw:line>
          <draw:line draw:style-name="gr11" draw:text-style-name="P2" draw:layer="layout" svg:x1="6.667cm" svg:y1="9.207cm" svg:x2="6.667cm" svg:y2="8.89cm">
            <text:p text:style-name="P3"/>
          </draw:line>
        </draw:g>
        <draw:g>
          <draw:g>
            <draw:rect draw:style-name="gr7" draw:text-style-name="P2" draw:layer="layout" svg:width="3.175cm" svg:height="2.062cm" svg:x="17.461cm" svg:y="14.923cm">
              <text:p text:style-name="P3"/>
            </draw:rect>
            <draw:line draw:style-name="gr8" draw:text-style-name="P2" draw:layer="layout" svg:x1="17.462cm" svg:y1="15.399cm" svg:x2="20.636cm" svg:y2="15.399cm">
              <text:p text:style-name="P3"/>
            </draw:line>
          </draw:g>
          <draw:frame draw:style-name="gr21" draw:text-style-name="P3" draw:layer="layout" svg:width="2.857cm" svg:height="1.586cm" svg:x="17.62cm" svg:y="15.399cm">
            <draw:text-box>
              <text:p text:style-name="P3"><text:span text:style-name="T1">base pgon id</text:span></text:p>
              <text:p text:style-name="P3"><text:span text:style-name="T1">base pgon version</text:span></text:p>
              <text:p text:style-name="P3">deleted?</text:p>
              <text:p text:style-name="P3">name</text:p>
            </draw:text-box>
          </draw:frame>
          <draw:frame draw:style-name="gr10" draw:text-style-name="P3" draw:layer="layout" svg:width="3.015cm" svg:height="0.447cm" svg:x="17.621cm" svg:y="14.937cm">
            <draw:text-box>
              <text:p text:style-name="P3">Basemap Polygon</text:p>
            </draw:text-box>
          </draw:frame>
        </draw:g>
        <draw:g>
          <draw:line draw:style-name="gr22" draw:text-style-name="P1" draw:layer="layout" svg:x1="19.05cm" svg:y1="14.605cm" svg:x2="19.367cm" svg:y2="14.922cm">
            <text:p text:style-name="P3"/>
          </draw:line>
          <draw:line draw:style-name="gr23" draw:text-style-name="P1" draw:layer="layout" svg:x1="19.05cm" svg:y1="14.605cm" svg:x2="18.733cm" svg:y2="14.922cm">
            <text:p text:style-name="P3"/>
          </draw:line>
          <draw:line draw:style-name="gr24" draw:text-style-name="P1" draw:layer="layout" svg:x1="19.05cm" svg:y1="14.605cm" svg:x2="19.05cm" svg:y2="14.922cm">
            <text:p text:style-name="P3"/>
          </draw:line>
        </draw:g>
        <draw:line draw:style-name="gr13" draw:text-style-name="P2" draw:layer="layout" svg:x1="19.049cm" svg:y1="13.334cm" svg:x2="19.049cm" svg:y2="14.603cm">
          <text:p text:style-name="P3"/>
        </draw:line>
        <draw:polyline draw:style-name="gr11" draw:text-style-name="P2" draw:layer="layout" svg:width="8.978cm" svg:height="3.196cm" draw:transform="rotate (-0.4324925886453) translate (8.993cm 15.285cm)" svg:viewBox="0 0 8979 3197" draw:points="0,1002 865,601 2061,3196 8978,0">
          <text:p text:style-name="P3"/>
        </draw:polyline>
        <draw:g>
          <draw:line draw:style-name="gr11" draw:text-style-name="P2" draw:layer="layout" svg:x1="17.145cm" svg:y1="19.049cm" svg:x2="17.462cm" svg:y2="19.366cm">
            <text:p text:style-name="P3"/>
          </draw:line>
          <draw:line draw:style-name="gr11" draw:text-style-name="P2" draw:layer="layout" svg:x1="17.145cm" svg:y1="19.049cm" svg:x2="17.462cm" svg:y2="18.732cm">
            <text:p text:style-name="P3"/>
          </draw:line>
          <draw:line draw:style-name="gr11" draw:text-style-name="P2" draw:layer="layout" svg:x1="17.145cm" svg:y1="19.049cm" svg:x2="17.462cm" svg:y2="19.049cm">
            <text:p text:style-name="P3"/>
          </draw:line>
        </draw:g>
        <draw:g>
          <draw:rect draw:style-name="gr7" draw:text-style-name="P2" draw:layer="layout" svg:width="3.334cm" svg:height="1.747cm" svg:x="17.462cm" svg:y="18.097cm">
            <text:p text:style-name="P3"/>
          </draw:rect>
          <draw:line draw:style-name="gr8" draw:text-style-name="P2" draw:layer="layout" svg:x1="17.462cm" svg:y1="18.573cm" svg:x2="20.796cm" svg:y2="18.573cm">
            <text:p text:style-name="P3"/>
          </draw:line>
          <draw:frame draw:style-name="_5f_attributes" draw:layer="layout" svg:width="3.175cm" svg:height="1.12cm" svg:x="17.621cm" svg:y="18.573cm">
            <draw:text-box>
              <text:p text:style-name="P3"><text:span text:style-name="T1">base pgon type code</text:span></text:p>
              <text:p text:style-name="P3">text</text:p>
              <text:p text:style-name="P3">last modified</text:p>
            </draw:text-box>
          </draw:frame>
          <draw:frame draw:style-name="_5f_entity" draw:layer="layout" svg:width="3.016cm" svg:height="0.374cm" svg:x="17.621cm" svg:y="18.139cm">
            <draw:text-box>
              <text:p text:style-name="P3">Base Pgon Type</text:p>
            </draw:text-box>
          </draw:frame>
        </draw:g>
        <draw:line draw:style-name="gr11" draw:text-style-name="P2" draw:layer="layout" svg:x1="19.05cm" svg:y1="18.097cm" svg:x2="19.05cm" svg:y2="17.304cm">
          <text:p text:style-name="P3"/>
        </draw:line>
        <draw:g>
          <draw:line draw:style-name="gr11" draw:text-style-name="P2" draw:layer="layout" svg:x1="19.05cm" svg:y1="17.304cm" svg:x2="19.367cm" svg:y2="16.987cm">
            <text:p text:style-name="P3"/>
          </draw:line>
          <draw:line draw:style-name="gr11" draw:text-style-name="P2" draw:layer="layout" svg:x1="19.05cm" svg:y1="17.304cm" svg:x2="18.733cm" svg:y2="16.987cm">
            <text:p text:style-name="P3"/>
          </draw:line>
          <draw:line draw:style-name="gr11" draw:text-style-name="P2" draw:layer="layout" svg:x1="19.05cm" svg:y1="17.304cm" svg:x2="19.05cm" svg:y2="16.987cm">
            <text:p text:style-name="P3"/>
          </draw:line>
        </draw:g>
        <draw:g>
          <draw:g>
            <draw:rect draw:style-name="gr7" draw:text-style-name="P2" draw:layer="layout" svg:width="2.223cm" svg:height="2.857cm" svg:x="23.176cm" svg:y="10.16cm">
              <text:p text:style-name="P3"/>
            </draw:rect>
            <draw:line draw:style-name="gr8" draw:text-style-name="P2" draw:layer="layout" svg:x1="23.177cm" svg:y1="10.636cm" svg:x2="25.399cm" svg:y2="10.634cm">
              <text:p text:style-name="P3"/>
            </draw:line>
          </draw:g>
          <draw:frame draw:style-name="gr21" draw:text-style-name="P3" draw:layer="layout" svg:width="2.064cm" svg:height="2.239cm" svg:x="23.335cm" svg:y="10.636cm">
            <draw:text-box>
              <text:p text:style-name="P3"><text:span text:style-name="T1">point id</text:span></text:p>
              <text:p text:style-name="P3"><text:span text:style-name="T1">point version</text:span></text:p>
              <text:p text:style-name="P3">deleted?</text:p>
              <text:p text:style-name="P3">name</text:p>
              <text:p text:style-name="P3">comments</text:p>
              <text:p text:style-name="P3">geometry</text:p>
            </draw:text-box>
          </draw:frame>
          <draw:frame draw:style-name="gr10" draw:text-style-name="P3" draw:layer="layout" svg:width="2.063cm" svg:height="0.447cm" svg:x="23.336cm" svg:y="10.174cm">
            <draw:text-box>
              <text:p text:style-name="P3">Point</text:p>
            </draw:text-box>
          </draw:frame>
        </draw:g>
        <draw:g>
          <draw:line draw:style-name="gr25" draw:text-style-name="P1" draw:layer="layout" svg:x1="22.859cm" svg:y1="11.587cm" svg:x2="23.176cm" svg:y2="11.904cm">
            <text:p text:style-name="P3"/>
          </draw:line>
          <draw:line draw:style-name="gr26" draw:text-style-name="P1" draw:layer="layout" svg:x1="22.859cm" svg:y1="11.587cm" svg:x2="23.176cm" svg:y2="11.27cm">
            <text:p text:style-name="P3"/>
          </draw:line>
          <draw:line draw:style-name="gr27" draw:text-style-name="P1" draw:layer="layout" svg:x1="22.859cm" svg:y1="11.585cm" svg:x2="23.176cm" svg:y2="11.585cm">
            <text:p text:style-name="P3"/>
          </draw:line>
        </draw:g>
        <draw:line draw:style-name="gr13" draw:text-style-name="P2" draw:layer="layout" svg:x1="20.001cm" svg:y1="11.588cm" svg:x2="22.858cm" svg:y2="11.588cm">
          <text:p text:style-name="P3"/>
        </draw:line>
        <draw:g>
          <draw:rect draw:style-name="gr7" draw:text-style-name="P2" draw:layer="layout" svg:width="2.699cm" svg:height="1.747cm" svg:x="23.018cm" svg:y="14.127cm">
            <text:p text:style-name="P3"/>
          </draw:rect>
          <draw:line draw:style-name="gr8" draw:text-style-name="P2" draw:layer="layout" svg:x1="23.018cm" svg:y1="14.603cm" svg:x2="25.717cm" svg:y2="14.603cm">
            <text:p text:style-name="P3"/>
          </draw:line>
          <draw:frame draw:style-name="_5f_attributes" draw:layer="layout" svg:width="2.54cm" svg:height="1.12cm" svg:x="23.177cm" svg:y="14.603cm">
            <draw:text-box>
              <text:p text:style-name="P3"><text:span text:style-name="T1">point type code</text:span></text:p>
              <text:p text:style-name="P3">text</text:p>
              <text:p text:style-name="P3">last modified</text:p>
            </draw:text-box>
          </draw:frame>
          <draw:frame draw:style-name="_5f_entity" draw:layer="layout" svg:width="2.381cm" svg:height="0.374cm" svg:x="23.177cm" svg:y="14.169cm">
            <draw:text-box>
              <text:p text:style-name="P3">Point Type</text:p>
            </draw:text-box>
          </draw:frame>
        </draw:g>
        <draw:line draw:style-name="gr11" draw:text-style-name="P2" draw:layer="layout" svg:x1="24.289cm" svg:y1="14.128cm" svg:x2="24.289cm" svg:y2="13.335cm">
          <text:p text:style-name="P3"/>
        </draw:line>
        <draw:g>
          <draw:line draw:style-name="gr11" draw:text-style-name="P2" draw:layer="layout" svg:x1="24.289cm" svg:y1="13.335cm" svg:x2="24.606cm" svg:y2="13.018cm">
            <text:p text:style-name="P3"/>
          </draw:line>
          <draw:line draw:style-name="gr11" draw:text-style-name="P2" draw:layer="layout" svg:x1="24.289cm" svg:y1="13.335cm" svg:x2="23.972cm" svg:y2="13.018cm">
            <text:p text:style-name="P3"/>
          </draw:line>
          <draw:line draw:style-name="gr11" draw:text-style-name="P2" draw:layer="layout" svg:x1="24.289cm" svg:y1="13.335cm" svg:x2="24.289cm" svg:y2="13.018cm">
            <text:p text:style-name="P3"/>
          </draw:line>
        </draw:g>
        <draw:g>
          <draw:line draw:style-name="gr11" draw:text-style-name="P2" draw:layer="layout" svg:x1="24.289cm" svg:y1="16.192cm" svg:x2="24.606cm" svg:y2="15.875cm">
            <text:p text:style-name="P3"/>
          </draw:line>
          <draw:line draw:style-name="gr11" draw:text-style-name="P2" draw:layer="layout" svg:x1="24.289cm" svg:y1="16.192cm" svg:x2="23.972cm" svg:y2="15.875cm">
            <text:p text:style-name="P3"/>
          </draw:line>
          <draw:line draw:style-name="gr11" draw:text-style-name="P2" draw:layer="layout" svg:x1="24.289cm" svg:y1="16.192cm" svg:x2="24.289cm" svg:y2="15.875cm">
            <text:p text:style-name="P3"/>
          </draw:line>
        </draw:g>
        <draw:polyline draw:style-name="gr11" draw:text-style-name="P2" draw:layer="layout" svg:width="15.865cm" svg:height="10.071cm" draw:transform="rotate (-0.4324925886453) translate (11.455cm 10.265cm)" svg:viewBox="0 0 15866 10072" draw:points="0,6879 575,6611 2173,10071 15865,3748 14135,0">
          <text:p text:style-name="P3"/>
        </draw:polyline>
        <draw:g>
          <draw:g>
            <draw:rect draw:style-name="gr7" draw:text-style-name="P2" draw:layer="layout" svg:width="2.222cm" svg:height="1.429cm" svg:x="13.811cm" svg:y="14.128cm">
              <text:p text:style-name="P3"/>
            </draw:rect>
            <draw:line draw:style-name="gr8" draw:text-style-name="P2" draw:layer="layout" svg:x1="13.811cm" svg:y1="14.604cm" svg:x2="16.033cm" svg:y2="14.605cm">
              <text:p text:style-name="P3"/>
            </draw:line>
          </draw:g>
          <draw:frame draw:style-name="_5f_attributes" draw:layer="layout" svg:width="2.222cm" svg:height="0.747cm" svg:x="13.97cm" svg:y="14.604cm">
            <draw:text-box>
              <text:p text:style-name="P3"><text:span text:style-name="T2">aadt</text:span></text:p>
              <text:p text:style-name="P3"><text:span text:style-name="T2">last modified</text:span></text:p>
            </draw:text-box>
          </draw:frame>
          <draw:frame draw:style-name="_5f_entity" draw:layer="layout" svg:width="2.223cm" svg:height="0.374cm" svg:x="13.97cm" svg:y="14.17cm">
            <draw:text-box>
              <text:p text:style-name="P3">AADT</text:p>
            </draw:text-box>
          </draw:frame>
        </draw:g>
        <draw:line draw:style-name="gr11" draw:text-style-name="P2" draw:layer="layout" svg:x1="13.811cm" svg:y1="14.922cm" svg:x2="12.858cm" svg:y2="14.922cm">
          <text:p text:style-name="P3"/>
        </draw:line>
        <draw:line draw:style-name="gr11" draw:text-style-name="P2" draw:layer="layout" svg:x1="13.652cm" svg:y1="14.763cm" svg:x2="13.654cm" svg:y2="15.081cm">
          <text:p text:style-name="P3"/>
        </draw:line>
        <draw:frame draw:style-name="gr28" draw:text-style-name="P3" draw:layer="layout" svg:width="0.483cm" svg:height="0.635cm" svg:x="11.906cm" svg:y="15.557cm">
          <draw:text-box>
            <text:p text:style-name="P3">end</text:p>
          </draw:text-box>
        </draw:frame>
        <draw:frame draw:style-name="gr28" draw:text-style-name="P3" draw:layer="layout" svg:width="0.857cm" svg:height="0.635cm" svg:x="11.585cm" svg:y="9.048cm">
          <draw:text-box>
            <text:p text:style-name="P3">id only</text:p>
          </draw:text-box>
        </draw:frame>
        <draw:g>
          <draw:line draw:style-name="gr11" draw:text-style-name="P2" draw:layer="layout" svg:x1="11.27cm" svg:y1="9.842cm" svg:x2="11.587cm" svg:y2="10.159cm">
            <text:p text:style-name="P3"/>
          </draw:line>
          <draw:line draw:style-name="gr11" draw:text-style-name="P2" draw:layer="layout" svg:x1="11.27cm" svg:y1="9.842cm" svg:x2="10.953cm" svg:y2="10.159cm">
            <text:p text:style-name="P3"/>
          </draw:line>
          <draw:line draw:style-name="gr11" draw:text-style-name="P2" draw:layer="layout" svg:x1="11.27cm" svg:y1="9.842cm" svg:x2="11.27cm" svg:y2="10.159cm">
            <text:p text:style-name="P3"/>
          </draw:line>
        </draw:g>
        <draw:g>
          <draw:g>
            <draw:rect draw:style-name="gr7" draw:text-style-name="P2" draw:layer="layout" svg:width="2.699cm" svg:height="1.756cm" svg:x="14.129cm" svg:y="7.451cm">
              <text:p text:style-name="P3"/>
            </draw:rect>
            <draw:line draw:style-name="gr8" draw:text-style-name="P2" draw:layer="layout" svg:x1="14.129cm" svg:y1="7.937cm" svg:x2="16.828cm" svg:y2="7.937cm">
              <text:p text:style-name="P3"/>
            </draw:line>
          </draw:g>
          <draw:frame draw:style-name="_5f_entity" draw:layer="layout" svg:width="1.588cm" svg:height="0.374cm" svg:x="14.288cm" svg:y="7.493cm">
            <draw:text-box>
              <text:p text:style-name="P3">BS Annot</text:p>
            </draw:text-box>
          </draw:frame>
          <draw:frame draw:style-name="_5f_attributes" draw:text-style-name="P7" draw:layer="layout" svg:width="2.539cm" svg:height="1.12cm" svg:x="14.288cm" svg:y="7.928cm">
            <draw:text-box>
              <text:p text:style-name="P6"><text:span text:style-name="T1">bs annot id</text:span></text:p>
              <text:p text:style-name="P6"><text:span text:style-name="T1">bs annot version</text:span></text:p>
              <text:p text:style-name="P6"><text:span text:style-name="T2">deleted?</text:span></text:p>
            </draw:text-box>
          </draw:frame>
        </draw:g>
        <draw:line draw:style-name="gr11" draw:text-style-name="P2" draw:layer="layout" svg:x1="17.621cm" svg:y1="8.413cm" svg:x2="17.145cm" svg:y2="8.413cm">
          <text:p text:style-name="P3"/>
        </draw:line>
        <draw:g>
          <draw:line draw:style-name="gr11" draw:text-style-name="P2" draw:layer="layout" svg:x1="17.145cm" svg:y1="8.413cm" svg:x2="16.828cm" svg:y2="8.73cm">
            <text:p text:style-name="P3"/>
          </draw:line>
          <draw:line draw:style-name="gr11" draw:text-style-name="P2" draw:layer="layout" svg:x1="17.145cm" svg:y1="8.413cm" svg:x2="16.828cm" svg:y2="8.096cm">
            <text:p text:style-name="P3"/>
          </draw:line>
          <draw:line draw:style-name="gr11" draw:text-style-name="P2" draw:layer="layout" svg:x1="17.145cm" svg:y1="8.413cm" svg:x2="16.828cm" svg:y2="8.413cm">
            <text:p text:style-name="P3"/>
          </draw:line>
        </draw:g>
        <draw:g>
          <draw:line draw:style-name="gr11" draw:text-style-name="P2" draw:layer="layout" svg:x1="13.811cm" svg:y1="8.412cm" svg:x2="14.128cm" svg:y2="8.729cm">
            <text:p text:style-name="P3"/>
          </draw:line>
          <draw:line draw:style-name="gr11" draw:text-style-name="P2" draw:layer="layout" svg:x1="13.811cm" svg:y1="8.412cm" svg:x2="14.128cm" svg:y2="8.095cm">
            <text:p text:style-name="P3"/>
          </draw:line>
          <draw:line draw:style-name="gr11" draw:text-style-name="P2" draw:layer="layout" svg:x1="13.811cm" svg:y1="8.412cm" svg:x2="14.128cm" svg:y2="8.412cm">
            <text:p text:style-name="P3"/>
          </draw:line>
        </draw:g>
        <draw:polyline draw:style-name="gr11" draw:text-style-name="P2" draw:layer="layout" svg:width="0.999cm" svg:height="2.563cm" draw:transform="rotate (-0.4324925886453) translate (13.418cm 8.232cm)" svg:viewBox="0 0 1000 2564" draw:points="566,2563 999,2362 0,199 433,0">
          <text:p text:style-name="P3"/>
        </draw:polyline>
        <draw:frame draw:style-name="gr28" draw:text-style-name="P3" draw:layer="layout" svg:width="0.857cm" svg:height="0.635cm" svg:x="13.017cm" svg:y="7.844cm">
          <draw:text-box>
            <text:p text:style-name="P3">id only</text:p>
          </draw:text-box>
        </draw:frame>
        <draw:line draw:style-name="gr29" draw:text-style-name="P5" draw:layer="layout" svg:x1="16.986cm" svg:y1="7.302cm" svg:x2="17.145cm" svg:y2="8.255cm">
          <text:p text:style-name="P3"/>
        </draw:line>
        <draw:g>
          <draw:rect draw:style-name="gr7" draw:text-style-name="P2" draw:layer="layout" svg:width="2.54cm" svg:height="2.064cm" svg:x="5.397cm" svg:y="1.587cm">
            <text:p text:style-name="P3"/>
          </draw:rect>
          <draw:line draw:style-name="gr8" draw:text-style-name="P2" draw:layer="layout" svg:x1="5.397cm" svg:y1="2.063cm" svg:x2="7.937cm" svg:y2="2.063cm">
            <text:p text:style-name="P3"/>
          </draw:line>
          <draw:frame draw:style-name="gr19" draw:text-style-name="P3" draw:layer="layout" svg:width="2.222cm" svg:height="1.493cm" svg:x="5.556cm" svg:y="2.063cm">
            <draw:text-box>
              <text:p text:style-name="P3"><text:span text:style-name="T1">route dig id</text:span></text:p>
              <text:p text:style-name="P3">start xy</text:p>
              <text:p text:style-name="P3">end xy</text:p>
              <text:p text:style-name="P3">last modified</text:p>
            </draw:text-box>
          </draw:frame>
          <draw:frame draw:style-name="gr20" draw:text-style-name="P3" draw:layer="layout" svg:width="2.222cm" svg:height="0.374cm" svg:x="5.556cm" svg:y="1.637cm">
            <draw:text-box>
              <text:p text:style-name="P3">Route Digest</text:p>
            </draw:text-box>
          </draw:frame>
        </draw:g>
        <draw:polyline draw:style-name="gr11" draw:text-style-name="P2" draw:layer="layout" svg:width="1.905cm" svg:height="1.948cm" draw:transform="rotate (-1.06831603514671) translate (9.962cm 1.76cm)" svg:viewBox="0 0 1906 1949" draw:points="1905,459 1070,0 0,1948">
          <text:p text:style-name="P3"/>
        </draw:polyline>
        <draw:g>
          <draw:line draw:style-name="gr11" draw:text-style-name="P2" draw:layer="layout" svg:x1="8.254cm" svg:y1="2.699cm" svg:x2="7.937cm" svg:y2="3.016cm">
            <text:p text:style-name="P3"/>
          </draw:line>
          <draw:line draw:style-name="gr11" draw:text-style-name="P2" draw:layer="layout" svg:x1="8.254cm" svg:y1="2.699cm" svg:x2="7.937cm" svg:y2="2.382cm">
            <text:p text:style-name="P3"/>
          </draw:line>
          <draw:line draw:style-name="gr11" draw:text-style-name="P2" draw:layer="layout" svg:x1="8.254cm" svg:y1="2.699cm" svg:x2="7.937cm" svg:y2="2.699cm">
            <text:p text:style-name="P3"/>
          </draw:line>
        </draw:g>
        <draw:frame draw:style-name="_5f_attributes-ext" draw:layer="layout" svg:width="1.428cm" svg:height="0.331cm" svg:x="8.255cm" svg:y="2.367cm">
          <draw:text-box>
            <text:p text:style-name="P3">username</text:p>
          </draw:text-box>
        </draw:frame>
        <draw:frame draw:style-name="gr28" draw:text-style-name="P3" draw:layer="layout" svg:width="0.857cm" svg:height="0.635cm" svg:x="16.51cm" svg:y="6.826cm">
          <draw:text-box>
            <text:p text:style-name="P3">id only</text:p>
          </draw:text-box>
        </draw:frame>
        <draw:g>
          <draw:line draw:style-name="gr30" draw:text-style-name="P1" draw:layer="layout" svg:x1="15.874cm" svg:y1="9.525cm" svg:x2="16.191cm" svg:y2="9.208cm">
            <text:p text:style-name="P3"/>
          </draw:line>
          <draw:line draw:style-name="gr31" draw:text-style-name="P1" draw:layer="layout" svg:x1="15.874cm" svg:y1="9.525cm" svg:x2="15.557cm" svg:y2="9.208cm">
            <text:p text:style-name="P3"/>
          </draw:line>
          <draw:line draw:style-name="gr32" draw:text-style-name="P1" draw:layer="layout" svg:x1="15.874cm" svg:y1="9.525cm" svg:x2="15.874cm" svg:y2="9.208cm">
            <text:p text:style-name="P3"/>
          </draw:line>
        </draw:g>
        <draw:polyline draw:style-name="gr13" draw:text-style-name="P2" draw:layer="layout" svg:width="3.15cm" svg:height="1.559cm" draw:transform="rotate (2.42757845659845) translate (17.235cm 12.766cm)" svg:viewBox="0 0 3151 1560" draw:points="0,1559 1799,0 3150,1559">
          <text:p text:style-name="P3"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Sans Serif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2" draw:fill-image-name="Bitmape_20_1"/>
      <style:text-properties fo:font-family="'DejaVu Sans Condensed'" style:font-style-name="Condensed" style:font-family-generic="swiss" style:font-pitch="variable" fo:font-size="12pt" fo:font-weight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5f_attributes" style:display-name="_attributes" style:family="graphic" style:parent-style-name="text">
      <style:graphic-properties draw:fill-image-width="0cm" draw:fill-image-height="0cm" draw:shadow-offset-x="0.305cm" draw:shadow-offset-y="0.305cm"/>
      <style:paragraph-properties>
        <style:tab-stops/>
      </style:paragraph-properties>
      <style:text-properties fo:font-size="9pt"/>
    </style:style>
    <style:style style:name="_5f_entity" style:display-name="_entity" style:family="graphic" style:parent-style-name="text">
      <style:graphic-properties draw:textarea-horizontal-align="left" draw:textarea-vertical-align="middle" draw:shadow-offset-x="0.305cm" draw:shadow-offset-y="0.305cm"/>
      <style:text-properties fo:font-size="9pt" fo:font-weight="bold"/>
    </style:style>
    <style:style style:name="_5f_attributes-ext" style:display-name="_attributes-ext" style:family="graphic" style:parent-style-name="text">
      <style:graphic-properties draw:textarea-horizontal-align="left" draw:textarea-vertical-align="middle"/>
      <style:text-properties fo:font-size="8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3-17T16:27:07</meta:creation-date>
    <dc:creator>Reid Priedhorsky</dc:creator>
    <dc:date>2008-03-25T15:13:29</dc:date>
    <meta:printed-by>Reid Priedhorsky</meta:printed-by>
    <meta:print-date>2007-02-01T16:38:50</meta:print-date>
    <dc:language>en-US</dc:language>
    <meta:editing-cycles>147</meta:editing-cycles>
    <meta:editing-duration>P47DT8H2M14S</meta:editing-duration>
    <meta:user-defined meta:name="Info 1"/>
    <meta:user-defined meta:name="Info 2"/>
    <meta:user-defined meta:name="Info 3"/>
    <meta:user-defined meta:name="Info 4"/>
    <meta:document-statistic meta:object-count="245"/>
  </office:meta>
</office:document-meta>
</file>